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66a50" officeooo:paragraph-rsid="00066a50"/>
    </style:style>
    <style:style style:name="P2" style:family="paragraph" style:parent-style-name="Standard" style:list-style-name="L1">
      <style:text-properties officeooo:rsid="000a8a4e" officeooo:paragraph-rsid="000a8a4e"/>
    </style:style>
    <style:style style:name="P3" style:family="paragraph" style:parent-style-name="Standard" style:list-style-name="L1">
      <style:text-properties officeooo:rsid="000a8a4e" officeooo:paragraph-rsid="000bfdad"/>
    </style:style>
    <style:style style:name="P4" style:family="paragraph" style:parent-style-name="Standard" style:list-style-name="L1">
      <style:text-properties officeooo:rsid="000bfdad" officeooo:paragraph-rsid="000bfdad"/>
    </style:style>
    <style:style style:name="T1" style:family="text">
      <style:text-properties officeooo:rsid="0007ce77"/>
    </style:style>
    <style:style style:name="T2" style:family="text">
      <style:text-properties fo:color="#c9211e" loext:opacity="100%" officeooo:rsid="0007ce77"/>
    </style:style>
    <style:style style:name="T3" style:family="text">
      <style:text-properties officeooo:rsid="000a8a4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>User Stories:</text:p>
        </text:list-header>
        <text:list-item>
          <text:p text:style-name="P1">As an User, i want to find all assistants near me, <text:span text:style-name="T1">so </text:span><text:span text:style-name="T2">THAT</text:span><text:span text:style-name="T1"> </text:span>i can choose which one to call.<text:line-break/></text:p>
        </text:list-item>
        <text:list-item>
          <text:p text:style-name="P1">As an <text:span text:style-name="T3">A</text:span>ssistant, I want to list my prices and services on my page, so <text:span text:style-name="T2">THAT</text:span><text:span text:style-name="T1"> </text:span>the customers can call me.<text:line-break/></text:p>
        </text:list-item>
        <text:list-item>
          <text:p text:style-name="P1">As an User, I want to <text:span text:style-name="T3">filter</text:span> <text:span text:style-name="T3">the categories for the problem I’m facing</text:span>, so <text:span text:style-name="T2">THAT</text:span> i can call the appropriate expert.<text:line-break/></text:p>
        </text:list-item>
        <text:list-item>
          <text:p text:style-name="P2">As an User, I want to choose the distance between me and the assistants, so THAT i can receive a support faster.<text:line-break/></text:p>
        </text:list-item>
        <text:list-item>
          <text:p text:style-name="P3">As an User, I want to write a review of my experience under the assistant page, so THAT other users can view it.<text:line-break/></text:p>
        </text:list-item>
        <text:list-item>
          <text:p text:style-name="P4">As an Assistant, I want customers ask me a question under my page, so THAT i can answer them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6T11:33:04.053520651</meta:creation-date>
    <dc:date>2024-11-08T15:51:56.235222976</dc:date>
    <meta:editing-duration>PT12M29S</meta:editing-duration>
    <meta:editing-cycles>4</meta:editing-cycles>
    <meta:generator>LibreOffice/24.8.2.1$Linux_X86_64 LibreOffice_project/480$Build-1</meta:generator>
    <meta:document-statistic meta:table-count="0" meta:image-count="0" meta:object-count="0" meta:page-count="1" meta:paragraph-count="7" meta:word-count="135" meta:character-count="653" meta:non-whitespace-character-count="525"/>
  </office:meta>
</office:document-meta>
</file>